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paragraph-rsid="00037cc7" style:font-size-asian="24pt" style:font-size-complex="24pt"/>
    </style:style>
    <style:style style:name="P3" style:family="paragraph" style:parent-style-name="Standard">
      <style:text-properties fo:font-size="24pt" officeooo:rsid="000230cb" officeooo:paragraph-rsid="00037cc7" style:font-size-asian="24pt" style:font-size-complex="24pt"/>
    </style:style>
    <style:style style:name="P4" style:family="paragraph" style:parent-style-name="Standard">
      <style:text-properties style:font-name="Liberation Serif" fo:font-size="24pt" style:font-size-asian="24pt" style:font-size-complex="24pt"/>
    </style:style>
    <style:style style:name="P5" style:family="paragraph" style:parent-style-name="Standard">
      <style:text-properties fo:color="#800080" loext:opacity="100%" fo:font-size="24pt" style:font-size-asian="24pt" style:font-size-complex="24pt"/>
    </style:style>
    <style:style style:name="P6" style:family="paragraph" style:parent-style-name="Standard">
      <style:text-properties fo:color="#000000" loext:opacity="100%" fo:font-size="24pt" style:font-size-asian="24pt" style:font-size-complex="24pt"/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text-properties officeooo:paragraph-rsid="00146d85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officeooo:rsid="000230cb"/>
    </style:style>
    <style:style style:name="T3" style:family="text">
      <style:text-properties fo:color="#800080" loext:opacity="100%" officeooo:rsid="00037cc7"/>
    </style:style>
    <style:style style:name="T4" style:family="text">
      <style:text-properties fo:color="#800080" loext:opacity="100%" officeooo:rsid="0004f174"/>
    </style:style>
    <style:style style:name="T5" style:family="text">
      <style:text-properties fo:color="#800080" loext:opacity="100%" officeooo:rsid="00056c0f"/>
    </style:style>
    <style:style style:name="T6" style:family="text">
      <style:text-properties fo:color="#800080" loext:opacity="100%" officeooo:rsid="0005dadf"/>
    </style:style>
    <style:style style:name="T7" style:family="text">
      <style:text-properties fo:color="#800080" loext:opacity="100%" officeooo:rsid="00069d83"/>
    </style:style>
    <style:style style:name="T8" style:family="text">
      <style:text-properties fo:color="#800080" loext:opacity="100%" officeooo:rsid="0006bc28"/>
    </style:style>
    <style:style style:name="T9" style:family="text">
      <style:text-properties fo:color="#800080" loext:opacity="100%" officeooo:rsid="000809ac"/>
    </style:style>
    <style:style style:name="T10" style:family="text">
      <style:text-properties fo:color="#800080" loext:opacity="100%" officeooo:rsid="00096559"/>
    </style:style>
    <style:style style:name="T11" style:family="text">
      <style:text-properties fo:color="#800080" loext:opacity="100%" officeooo:rsid="000b415f"/>
    </style:style>
    <style:style style:name="T12" style:family="text">
      <style:text-properties fo:color="#800080" loext:opacity="100%" officeooo:rsid="000d1698"/>
    </style:style>
    <style:style style:name="T13" style:family="text">
      <style:text-properties fo:color="#800080" loext:opacity="100%" fo:font-size="24pt" style:font-size-asian="24pt" style:font-size-complex="24pt"/>
    </style:style>
    <style:style style:name="T14" style:family="text">
      <style:text-properties fo:color="#800080" loext:opacity="100%" officeooo:rsid="000f8a66"/>
    </style:style>
    <style:style style:name="T15" style:family="text">
      <style:text-properties fo:color="#800080" loext:opacity="100%" officeooo:rsid="000f91c4"/>
    </style:style>
    <style:style style:name="T16" style:family="text">
      <style:text-properties fo:color="#800080" loext:opacity="100%" officeooo:rsid="00102930"/>
    </style:style>
    <style:style style:name="T17" style:family="text">
      <style:text-properties fo:color="#800080" loext:opacity="100%" officeooo:rsid="0011757e"/>
    </style:style>
    <style:style style:name="T18" style:family="text">
      <style:text-properties fo:color="#800080" loext:opacity="100%" officeooo:rsid="00122adb"/>
    </style:style>
    <style:style style:name="T19" style:family="text">
      <style:text-properties officeooo:rsid="00037cc7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00" loext:opacity="100%"/>
    </style:style>
    <style:style style:name="T22" style:family="text">
      <style:text-properties fo:color="#ff0000" loext:opacity="100%" officeooo:rsid="001b4a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**Basic SQL:**</text:p>
      <text:p text:style-name="P1"/>
      <text:p text:style-name="P1"><text:s text:c="3"/>- Task: Retrieve all columns from the "employees" table.</text:p>
      <text:p text:style-name="P1"><text:s text:c="3"/></text:p>
      <text:p text:style-name="P2"><text:s text:c="3"/><text:span text:style-name="T1">SELECT * FROM employees;</text:span></text:p>
      <text:p text:style-name="P3">­</text:p>
      <text:p text:style-name="P1"><text:s text:c="3"/>- Task: Find the names and ages of all employees whose age is above 30.</text:p>
      <text:p text:style-name="P1"><text:s text:c="3"/></text:p>
      <text:p text:style-name="P1"><text:s text:c="3"/><text:span text:style-name="T1">SELECT employee_name, age FROM employees WHERE age &gt; 30;</text:span></text:p>
      <text:p text:style-name="P1"><text:s text:c="3"/></text:p>
      <text:p text:style-name="P1"><text:s text:c="3"/>- Task: List the unique cities in the "customers" table.</text:p>
      <text:p text:style-name="P1"><text:s text:c="3"/></text:p>
      <text:p text:style-name="P1"><text:s text:c="3"/><text:span text:style-name="T1">SELECT DISTINCT city FROM customers;</text:span></text:p>
      <text:p text:style-name="P1"><text:s text:c="3"/></text:p>
      <text:p text:style-name="P1"><text:s text:c="3"/>- Task: Calculate the total number of orders in the "orders" table.</text:p>
      <text:p text:style-name="P1"><text:s text:c="3"/></text:p>
      <text:p text:style-name="P1"><text:s text:c="3"/><text:span text:style-name="T1">SELECT SUM(order_</text:span><text:span text:style-name="T2">total</text:span><text:span text:style-name="T1">) FROM orders;</text:span></text:p>
      <text:p text:style-name="P1"><text:s text:c="3"/></text:p>
      <text:p text:style-name="P1"><text:s text:c="3"/>- Task: Find the average price of all products in the "products" table.</text:p>
      <text:p text:style-name="P1"><text:s text:c="3"/></text:p>
      <text:p text:style-name="P1"><text:soft-page-break/><text:s text:c="3"/><text:span text:style-name="T1">SELECT AVG(pr</text:span><text:span text:style-name="T2">ice</text:span><text:span text:style-name="T1">) FROM products;</text:span></text:p>
      <text:p text:style-name="P1"><text:s text:c="3"/></text:p>
      <text:p text:style-name="P1"/>
      <text:p text:style-name="P1">2. **SQL Grouping:**</text:p>
      <text:p text:style-name="P1"/>
      <text:p text:style-name="P1"><text:s text:c="3"/>- Task: Calculate the total sales amount for each product in the "sales" table.</text:p>
      <text:p text:style-name="P1"><text:s text:c="3"/></text:p>
      <text:p text:style-name="P1"><text:s text:c="3"/><text:span text:style-name="T3">SELECT product_id, <text:s/>SUM(revenue) FROM sales GROUP BY product_id;</text:span></text:p>
      <text:p text:style-name="P1"><text:s text:c="3"/></text:p>
      <text:p text:style-name="P1"><text:s text:c="3"/>- Task: Find the number of customers in each c<text:span text:style-name="T19">ity</text:span> from the "customers" table.</text:p>
      <text:p text:style-name="P1"><text:s text:c="3"/></text:p>
      <text:p text:style-name="P1"><text:s text:c="3"/><text:span text:style-name="T4">SELECT city, COUNT(customer_name) </text:span><text:span text:style-name="T5">FROM customers</text:span><text:span text:style-name="T4"> GROUP BY city;<text:tab/></text:span></text:p>
      <text:p text:style-name="P1"><text:s text:c="3"/></text:p>
      <text:p text:style-name="P1"><text:s text:c="3"/>- Task: Calculate the average salary for each department in the "employees" table.</text:p>
      <text:p text:style-name="P1"><text:s text:c="3"/></text:p>
      <text:p text:style-name="P1"><text:s text:c="3"/><text:span text:style-name="T5">SELECT department, AVG(salary) FROM employees GROUP BY department;</text:span></text:p>
      <text:p text:style-name="P1"><text:s text:c="3"/></text:p>
      <text:p text:style-name="P1"><text:s text:c="3"/>- Task: List the highest and lowest prices for each category in the "products" table.</text:p>
      <text:p text:style-name="P1"><text:s text:c="3"/></text:p>
      <text:p text:style-name="P1"><text:soft-page-break/><text:s text:c="3"/><text:span text:style-name="T6">SELECT category, MIN(price), MAX(price) FROM products GROUP BY category;</text:span></text:p>
      <text:p text:style-name="P1"><text:s text:c="3"/></text:p>
      <text:p text:style-name="P1"><text:s text:c="3"/>- Task: Find the number of orders placed by each customer in the "orders" table.</text:p>
      <text:p text:style-name="P1"><text:s text:c="3"/></text:p>
      <text:p text:style-name="P1"><text:s text:c="3"/><text:span text:style-name="T6">SELECT customer_id, COUNT(customer_id) FROM orders GROUP BY customer_id;</text:span></text:p>
      <text:p text:style-name="P1"><text:s text:c="3"/></text:p>
      <text:p text:style-name="P1"/>
      <text:p text:style-name="P1">3. **SQL Aggregation:**</text:p>
      <text:p text:style-name="P1"/>
      <text:p text:style-name="P1"><text:s text:c="3"/>- Task: Calculate the total revenue generated by the company from the "sales" table.</text:p>
      <text:p text:style-name="P1"><text:s text:c="3"/></text:p>
      <text:p text:style-name="P1"><text:s text:c="3"/><text:span text:style-name="T7">SELECT SUM(revenue) FROM sales;</text:span></text:p>
      <text:p text:style-name="P1"><text:s text:c="3"/></text:p>
      <text:p text:style-name="P1"><text:s text:c="3"/>- Task: Find the highest salary among all employees in the "employees" table.</text:p>
      <text:p text:style-name="P1"><text:s text:c="3"/></text:p>
      <text:p text:style-name="P1"><text:s text:c="3"/><text:span text:style-name="T7">SELECT MAX(salary) FROM employees;</text:span></text:p>
      <text:p text:style-name="P1"><text:s text:c="3"/></text:p>
      <text:p text:style-name="P1"><text:s text:c="3"/>- Task: Calculate the average age of employees in the "employees" table.</text:p>
      <text:p text:style-name="P1"><text:s text:c="3"/></text:p>
      <text:p text:style-name="P1"><text:s text:c="3"/><text:span text:style-name="T7">SELECT AVG(age) FROM employees;</text:span></text:p>
      <text:p text:style-name="P1"><text:soft-page-break/><text:s text:c="3"/></text:p>
      <text:p text:style-name="P1"><text:s text:c="3"/>- Task: Determine the number of distinct products in the "products" table.</text:p>
      <text:p text:style-name="P1"><text:s text:c="3"/></text:p>
      <text:p text:style-name="P1"><text:s text:c="3"/><text:span text:style-name="T8">SELECT COUNT(DISTINCT product_name) FROM products;</text:span></text:p>
      <text:p text:style-name="P1"><text:s text:c="3"/></text:p>
      <text:p text:style-name="P1"><text:s text:c="3"/>- Task: Calculate the total quantity sold for each product in the "sales" table.</text:p>
      <text:p text:style-name="P1"><text:s text:c="3"/></text:p>
      <text:p text:style-name="P1"><text:s text:c="3"/><text:span text:style-name="T9">SELECT product_id, SUM(quantity) FROM sales GROUP BY product_id;</text:span></text:p>
      <text:p text:style-name="P1"><text:s text:c="3"/></text:p>
      <text:p text:style-name="P1"/>
      <text:p text:style-name="P1">4. **Advanced SQL:**</text:p>
      <text:p text:style-name="P1"/>
      <text:p text:style-name="P1"><text:s text:c="3"/>- Task: Retrieve the top 5 employees with the highest salaries from the "employees" table.</text:p>
      <text:p text:style-name="P1"><text:s text:c="3"/></text:p>
      <text:p text:style-name="P1"><text:s text:c="3"/><text:span text:style-name="T9">SELECT employee_id, salary FROM employees ORDER BY salary </text:span><text:span text:style-name="T10">DESC </text:span><text:span text:style-name="T9">LIMIT 5;</text:span></text:p>
      <text:p text:style-name="P1"><text:s text:c="3"/></text:p>
      <text:p text:style-name="P1"><text:s text:c="3"/>- Task: Find the names of all customers who have placed orders in the "customers" table.</text:p>
      <text:p text:style-name="P1"><text:s text:c="3"/></text:p>
      <text:p text:style-name="P1"><text:soft-page-break/><text:s text:c="3"/><text:span text:style-name="T11">WITH</text:span><text:span text:style-name="T10"> </text:span><text:span text:style-name="T11">abc AS (SELECT </text:span><text:span text:style-name="T10">customers.customer_name, orders.order_id FROM customers INNER JOIN </text:span><text:span text:style-name="T11">orders</text:span><text:span text:style-name="T10"> ON orders.customer_id = customers.customer_id</text:span><text:span text:style-name="T11">) SELECT customer_name, COUNT(customer_name) FROM abc GROUP BY customer_name;</text:span></text:p>
      <text:p text:style-name="P1"/>
      <text:p text:style-name="P1"><text:s text:c="3"/></text:p>
      <text:p text:style-name="P1"><text:s text:c="3"/>- Task: Calculate the running total sales for each month in the "sales" table.</text:p>
      <text:p text:style-name="P1"/>
      <text:p text:style-name="P1"><text:s text:c="3"/><text:span text:style-name="T12">SELECT sale_date, revenue, SUM(revenue) OVER (ORDER BY MONTH(sale_date)) AS running_month_total FROM sales;</text:span></text:p>
      <text:p text:style-name="P1"><text:s text:c="3"/></text:p>
      <text:p text:style-name="P1"><text:s text:c="3"/>- Task: Determine the average sales amount over a 3-month sliding window for each product in the "sales" table.</text:p>
      <text:p text:style-name="P1"><text:s text:c="3"/></text:p>
      <text:p text:style-name="Standard"><text:span text:style-name="T20"><text:s text:c="3"/></text:span><text:span text:style-name="T13">SELECT t.sale_id, t.revenue, (SELECT AVG(revenue) FROM sales AS t2 WHERE t2.sale_id = t.sale_id AND t2.sale_date BETWEEN t.sale_date – INTERVAL 3 MONTH AND t.sale_date ) AS moving_avg FROM sales AS t;</text:span></text:p>
      <text:p text:style-name="P4"><text:soft-page-break/><text:s text:c="3"/></text:p>
      <text:p text:style-name="P1"><text:s text:c="3"/>- Task: Rank customers based on their total order amounts in the "orders" table.</text:p>
      <text:p text:style-name="P1"><text:s text:c="3"/></text:p>
      <text:p text:style-name="P1"><text:s text:c="3"/><text:span text:style-name="T14">SELECT customer_id, SUM(order_total) FROM orders GROUP BY customer_id </text:span><text:span text:style-name="T15">ORDER BY SUM(order_total) DESC</text:span><text:span text:style-name="T14">;</text:span></text:p>
      <text:p text:style-name="P1"><text:s text:c="3"/></text:p>
      <text:p text:style-name="P1"/>
      <text:p text:style-name="P1">5. **Window Functions in SQL:**</text:p>
      <text:p text:style-name="P1"/>
      <text:p text:style-name="P1"><text:s text:c="3"/>- Task: Calculate the cumulative sum of revenue for each product in the "sales" table.</text:p>
      <text:p text:style-name="P1"><text:s text:c="3"/></text:p>
      <text:p text:style-name="P1"><text:s text:c="3"/><text:span text:style-name="T16">SELECT product_id, revenue, sale_date, SUM(revenue) OVER (PARTITION BY product_id ORDER BY sale_date) AS cumsum FROM sales;</text:span></text:p>
      <text:p text:style-name="P1"><text:s text:c="3"/></text:p>
      <text:p text:style-name="P1"><text:s text:c="3"/><text:span text:style-name="T21">- Task: Find the moving average of prices for each product over a 5-day window in the "products" table.</text:span></text:p>
      <text:p text:style-name="P1"><text:s text:c="3"/></text:p>
      <text:p text:style-name="P8"><text:span text:style-name="T20"><text:s text:c="3"/></text:span><text:span text:style-name="T13">WITH result AS ( SELECT products.product_id, products.product_name, products.price, </text:span><text:soft-page-break/><text:span text:style-name="T13">sales.sale_date, sales.quantity, sales.revenue FROM products INNER JOIN sales ON sales.product_id = products.product_id ) SELECT product_name, price, (revenue / quantity) AS price_per_1, sale_date, AVG(revenue / quantity) OVER (PARTITION BY product_id ORDER BY sale_date ROWS BETWEEN 4 PRECEDING AND CURRENT ROW) AS 5day_moving_avg FROM result;</text:span></text:p>
      <text:p text:style-name="P6"><text:s text:c="3"/></text:p>
      <text:p text:style-name="P1"><text:s text:c="3"/>- Task: Assign percentile ranks to employees based on their salaries in the "employees" table.</text:p>
      <text:p text:style-name="P1"><text:s text:c="3"/></text:p>
      <text:p text:style-name="P1"><text:s text:c="3"/><text:span text:style-name="T17">SELECT employee_id, salary, NTILE(3) OVER(PARTITION BY employee_id ORDER BY salary DESC) AS tertile FROM employees </text:span><text:span text:style-name="T18">ORDER BY salary DESC</text:span><text:span text:style-name="T17">;</text:span></text:p>
      <text:p text:style-name="P5"><text:s text:c="3"/></text:p>
      <text:p text:style-name="P1"><text:s text:c="3"/>- Task: Retrieve the previous salary for each employee in the "employees" table, considering 0 as the default value for the first row.</text:p>
      <text:p text:style-name="P1"><text:s text:c="3"/></text:p>
      <text:p text:style-name="P1"><text:s text:c="3"/><text:span text:style-name="T1">SELECT e1.employee_id, e1.employee_name, e1.age, e1.salary, COALESCE(e2.salary, 0) AS previous_salary FROM employees e1 LEFT </text:span><text:soft-page-break/><text:span text:style-name="T1">JOIN employees e2 ON e1.employee_id = e2.employee_id AND e1.employee_id = ( SELECT MAX(employee_id) FROM employees WHERE employee_id &lt; e2.employee_id );</text:span></text:p>
      <text:p text:style-name="P1"><text:s text:c="3"/></text:p>
      <text:p text:style-name="P1">- Task: Calculate the sum of revenue for each product within a 2-day window, including the current row, in the "sales" table.</text:p>
      <text:p text:style-name="P1"><text:s text:c="3"/></text:p>
      <text:p text:style-name="P1"><text:s text:c="3"/><text:span text:style-name="T1">SELECT product_id, sale_date, revenue, SUM(revenue) OVER ( PARTITION BY product_id ORDER BY sale_date ROWS BETWEEN 1 PRECEDING AND CURRENT ROW ) AS sum_revenue_2day_window FROM sales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9:25:37.554836986</meta:creation-date>
    <dc:date>2023-07-29T18:16:13.621899853</dc:date>
    <meta:editing-duration>PT1H8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8" meta:paragraph-count="103" meta:word-count="708" meta:character-count="5074" meta:non-whitespace-character-count="4131"/>
  </office:meta>
</office:document-meta>
</file>